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39.6pt"/>
    </style:style>
    <style:style style:name="co5" style:family="table-column">
      <style:table-column-properties fo:break-before="auto" style:column-width="24.94pt"/>
    </style:style>
    <style:style style:name="co6" style:family="table-column">
      <style:table-column-properties fo:break-before="auto" style:column-width="46.54pt"/>
    </style:style>
    <style:style style:name="co7" style:family="table-column">
      <style:table-column-properties fo:break-before="auto" style:column-width="98.79pt"/>
    </style:style>
    <style:style style:name="co8" style:family="table-column">
      <style:table-column-properties fo:break-before="auto" style:column-width="49.41pt"/>
    </style:style>
    <style:style style:name="co9" style:family="table-column">
      <style:table-column-properties fo:break-before="auto" style:column-width="253.19pt"/>
    </style:style>
    <style:style style:name="co10" style:family="table-column">
      <style:table-column-properties fo:break-before="auto" style:column-width="172.91pt"/>
    </style:style>
    <style:style style:name="co11" style:family="table-column">
      <style:table-column-properties fo:break-before="auto" style:column-width="345.8pt"/>
    </style:style>
    <style:style style:name="co12" style:family="table-column">
      <style:table-column-properties fo:break-before="auto" style:column-width="64.01pt"/>
    </style:style>
    <style:style style:name="co13" style:family="table-column">
      <style:table-column-properties fo:break-before="auto" style:column-width="57.34pt"/>
    </style:style>
    <style:style style:name="co14" style:family="table-column">
      <style:table-column-properties fo:break-before="auto" style:column-width="68.14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1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14"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20" style:family="table-cell" style:parent-style-name="Default">
      <style:table-cell-properties fo:border="0.74pt solid #c0c0c0" style:vertical-align="top"/>
    </style:style>
    <style:style style:name="ce41"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47"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28"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30" style:family="table-cell" style:parent-style-name="Default">
      <style:table-cell-properties style:text-align-source="fix" style:repeat-content="false" fo:border="0.74pt solid #c0c0c0" style:vertical-align="top"/>
      <style:paragraph-properties fo:text-align="center" fo:margin-left="0pt"/>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51"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58" style:family="table-cell" style:parent-style-name="Default">
      <style:table-cell-properties fo:border="0.74pt solid #c0c0c0" style:vertical-align="top"/>
      <style:text-properties style:use-window-font-color="true"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6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0.74pt solid #c0c0c0" style:vertical-align="top"/>
      <style:text-properties style:font-name="Liberation Sans"/>
    </style:style>
    <style:style style:name="ce27" style:family="table-cell" style:parent-style-name="Default">
      <style:table-cell-properties style:vertical-align="top"/>
      <style:text-properties style:font-name="Liberation Sans"/>
    </style:style>
    <style:style style:name="ce63"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64" style:family="table-cell" style:parent-style-name="Default">
      <style:table-cell-properties fo:wrap-option="wrap" fo:border="0.74pt solid #c0c0c0" style:vertical-align="top"/>
      <style:text-properties fo:font-weight="normal" style:font-weight-asian="normal" style:font-weight-complex="normal"/>
    </style:style>
    <style:style style:name="ce65" style:family="table-cell" style:parent-style-name="Default">
      <style:table-cell-properties fo:wrap-option="wrap" fo:border="0.74pt solid #c0c0c0"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2" style:family="table-cell" style:parent-style-name="Default">
      <style:table-cell-properties fo:background-color="#98fb98"/>
    </style:style>
    <style:style style:name="ce78"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83" style:family="table-cell" style:parent-style-name="Default">
      <style:table-cell-properties fo:background-color="#98fb98"/>
      <style:text-properties style:use-window-font-color="true"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Product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Product Backlog'.D41">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1&quot;;&quot;2&quot;;&quot;3&quot;;&quot;4&quot;;&quot;5&quot;)" table:allow-empty-cell="true" table:display-list="unsorted" table:base-cell-address="'Product Backlog'.F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condition="of:cell-content-is-in-list(&quot;In Work&quot;;&quot;In Test&quot;;&quot;Finished in Sprint 1&quot;;&quot;Finished in Sprint 2&quot;;&quot;Finished in Sprint 3&quot;;&quot;Finished in Sprint 4&quot;;&quot;Finished in Sprint 5&quot;)" table:allow-empty-cell="true" table:display-list="unsorted" table:base-cell-address="'Product Backlog'.G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1" table:condition="of:cell-content-is-in-list(&quot;User&quot;;&quot;Client&quot;;&quot;Staff&quot;;&quot;Manager&quot;;&quot;Director&quot;)" table:allow-empty-cell="true" table:display-list="unsorted" table:base-cell-address="'Product Backlog'.H24">
          <table:error-message table:message-type="stop" table:display="true"/>
        </table:content-validation>
        <table:content-validation table:name="val12" table:base-cell-address="'Product Backlog'.H5">
          <table:help-message table:title="Student ID" table:display="true">
            <text:p>Please enter your UTA student ID number.</text:p>
          </table:help-message>
          <table:error-message table:message-type="stop" table:display="true"/>
        </table:content-validation>
        <table:content-validation table:name="val13"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4" table:condition="of:cell-content-is-in-list([$'Product Backlog'.$A$24:.$A$96])"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5" table:condition="of:cell-content-is-in-list(#REF!)"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6"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8"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draw:object draw:notify-on-update-of-ranges="'Product Backlog'.A12:'Product Backlog'.A17 'Product Backlog'.B12:'Product Backlog'.B17" xlink:href="./Object 7" xlink:type="simple" xlink:show="embed" xlink:actuate="onLoad">
              <loext:p/>
            </draw:object>
            <draw:image xlink:href="./ObjectReplacements/Object 7"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3" table:default-cell-style-name="ce1"/>
        <table:table-row table:style-name="ro1">
          <table:table-cell office:value-type="string" calcext:value-type="string">
            <text:p>Product Name:</text:p>
          </table:table-cell>
          <table:table-cell table:style-name="ce41" table:content-validation-name="val1" office:value-type="string" calcext:value-type="string" table:number-columns-spanned="6" table:number-rows-spanned="1">
            <text:p>Mav’s Animal Shelter Software (MASS)</text:p>
          </table:table-cell>
          <table:covered-table-cell table:number-columns-repeated="5"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4"/>
        </table:table-row>
        <table:table-row table:style-name="ro2">
          <table:table-cell office:value-type="string" calcext:value-type="string">
            <text:p>Team ID:</text:p>
          </table:table-cell>
          <table:table-cell table:style-name="ce47" table:content-validation-name="val2" office:value-type="string" calcext:value-type="string" table:number-columns-spanned="6" table:number-rows-spanned="1">
            <text:p>TBD</text:p>
          </table:table-cell>
          <table:covered-table-cell table:number-columns-repeated="5" table:style-name="ce6"/>
          <table:table-cell table:style-name="ce6" table:number-columns-repeated="3"/>
          <table:table-cell table:style-name="ce31" table:number-columns-repeated="1014"/>
        </table:table-row>
        <table:table-row table:style-name="ro3">
          <table:table-cell table:number-columns-repeated="2"/>
          <table:table-cell table:style-name="ce6" table:number-columns-repeated="8"/>
          <table:table-cell table:style-name="ce31" table:number-columns-repeated="1014"/>
        </table:table-row>
        <table:table-row table:style-name="ro3">
          <table:table-cell/>
          <table:table-cell table:style-name="ce6" office:value-type="string" calcext:value-type="string">
            <text:p>Team Member Name</text:p>
          </table:table-cell>
          <table:table-cell table:style-name="ce6" table:number-columns-repeated="5"/>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4"/>
        </table:table-row>
        <table:table-row table:style-name="ro3">
          <table:table-cell office:value-type="string" calcext:value-type="string">
            <text:p>Required</text:p>
          </table:table-cell>
          <table:table-cell table:style-name="ce28" table:content-validation-name="val3" office:value-type="string" calcext:value-type="string" table:number-columns-spanned="6" table:number-rows-spanned="1">
            <text:p>Cole Montgomery</text:p>
          </table:table-cell>
          <table:covered-table-cell table:number-columns-repeated="5" table:style-name="ce28"/>
          <table:table-cell table:style-name="ce28" table:content-validation-name="val10" office:value-type="string" calcext:value-type="string">
            <text:p>CM</text:p>
          </table:table-cell>
          <table:table-cell table:style-name="ce26" table:content-validation-name="val12" office:value-type="float" office:value="1001301470" calcext:value-type="float">
            <text:p>1001301470</text:p>
          </table:table-cell>
          <table:table-cell table:style-name="ce6"/>
          <table:table-cell table:style-name="ce31" table:number-columns-repeated="1014"/>
        </table:table-row>
        <table:table-row table:style-name="ro3" table:number-rows-repeated="5">
          <table:table-cell table:style-name="Default" table:number-columns-repeated="9"/>
          <table:table-cell table:style-name="ce6"/>
          <table:table-cell table:style-name="ce31" table:number-columns-repeated="1014"/>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6"/>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4"/>
        </table:table-row>
        <table:table-row table:style-name="ro3">
          <table:table-cell table:style-name="ce5" office:value-type="float" office:value="0" calcext:value-type="float">
            <text:p>0</text:p>
          </table:table-cell>
          <table:table-cell table:style-name="ce6" table:formula="of:=COUNT([.B24:.B128])" office:value-type="float" office:value="17" calcext:value-type="float">
            <text:p>17</text:p>
          </table:table-cell>
          <table:table-cell table:style-name="ce16" table:number-columns-repeated="2"/>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4"/>
        </table:table-row>
        <table:table-row table:style-name="ro3">
          <table:table-cell table:style-name="ce5" office:value-type="float" office:value="1" calcext:value-type="float">
            <text:p>1</text:p>
          </table:table-cell>
          <table:table-cell table:style-name="ce6" table:formula="of:=[.B12]-[.C13]" office:value-type="float" office:value="14" calcext:value-type="float">
            <text:p>14</text:p>
          </table:table-cell>
          <table:table-cell table:style-name="ce16" table:formula="of:=COUNTIF([.G$24:.G$102];&quot;Finished in Sprint 1&quot;)" office:value-type="float" office:value="3" calcext:value-type="float">
            <text:p>3</text:p>
          </table:table-cell>
          <table:table-cell table:style-name="ce16"/>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4"/>
        </table:table-row>
        <table:table-row table:style-name="ro3">
          <table:table-cell table:style-name="ce5" office:value-type="float" office:value="2" calcext:value-type="float">
            <text:p>2</text:p>
          </table:table-cell>
          <table:table-cell table:style-name="ce6" table:formula="of:=[.B13]-[.C14]" office:value-type="float" office:value="14" calcext:value-type="float">
            <text:p>14</text:p>
          </table:table-cell>
          <table:table-cell table:style-name="ce16" table:formula="of:=COUNTIF([.G$24:.G$102];&quot;Finished in Sprint 2&quot;)" office:value-type="float" office:value="0" calcext:value-type="float">
            <text:p>0</text:p>
          </table:table-cell>
          <table:table-cell table:style-name="ce16"/>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4"/>
        </table:table-row>
        <table:table-row table:style-name="ro3">
          <table:table-cell table:style-name="ce5" office:value-type="float" office:value="3" calcext:value-type="float">
            <text:p>3</text:p>
          </table:table-cell>
          <table:table-cell table:style-name="ce6" table:formula="of:=[.B14]-[.C15]" office:value-type="float" office:value="14" calcext:value-type="float">
            <text:p>14</text:p>
          </table:table-cell>
          <table:table-cell table:style-name="ce16" table:formula="of:=COUNTIF([.G$24:.G$102];&quot;Finished in Sprint 3&quot;)" office:value-type="float" office:value="0" calcext:value-type="float">
            <text:p>0</text:p>
          </table:table-cell>
          <table:table-cell table:style-name="ce16"/>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4"/>
        </table:table-row>
        <table:table-row table:style-name="ro3">
          <table:table-cell table:style-name="ce5" office:value-type="float" office:value="4" calcext:value-type="float">
            <text:p>4</text:p>
          </table:table-cell>
          <table:table-cell table:style-name="ce6" table:formula="of:=[.B15]-[.C16]" office:value-type="float" office:value="14" calcext:value-type="float">
            <text:p>14</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21"/>
          <table:table-cell table:style-name="ce6" table:number-columns-repeated="3"/>
          <table:table-cell table:style-name="ce31" table:number-columns-repeated="1014"/>
        </table:table-row>
        <table:table-row table:style-name="ro3">
          <table:table-cell table:style-name="ce5" office:value-type="float" office:value="5" calcext:value-type="float">
            <text:p>5</text:p>
          </table:table-cell>
          <table:table-cell table:style-name="ce6" table:formula="of:=[.B16]-[.C17]" office:value-type="float" office:value="14" calcext:value-type="float">
            <text:p>14</text:p>
          </table:table-cell>
          <table:table-cell table:style-name="ce16" table:formula="of:=COUNTIF([.G$24:.G$102];&quot;Finished in Sprint 4&quot;)" office:value-type="float" office:value="0" calcext:value-type="float">
            <text:p>0</text:p>
          </table:table-cell>
          <table:table-cell table:style-name="ce16"/>
          <table:table-cell table:style-name="ce17"/>
          <table:table-cell table:style-name="ce18"/>
          <table:table-cell table:style-name="ce6" table:number-columns-repeated="4"/>
          <table:table-cell table:style-name="ce31" table:number-columns-repeated="1014"/>
        </table:table-row>
        <table:table-row table:style-name="ro3">
          <table:table-cell table:style-name="ce5"/>
          <table:table-cell table:style-name="ce6"/>
          <table:table-cell table:style-name="ce17" table:number-columns-repeated="3"/>
          <table:table-cell table:style-name="ce18"/>
          <table:table-cell table:style-name="ce6" table:number-columns-repeated="4"/>
          <table:table-cell table:style-name="ce31" table:number-columns-repeated="1014"/>
        </table:table-row>
        <table:table-row table:style-name="ro3">
          <table:table-cell/>
          <table:table-cell table:style-name="ce6" table:number-columns-repeated="9"/>
          <table:table-cell table:style-name="ce31" table:number-columns-repeated="1014"/>
        </table:table-row>
        <table:table-row table:style-name="ro3">
          <table:table-cell/>
          <table:table-cell table:style-name="ce6" table:number-columns-repeated="6"/>
          <table:table-cell table:style-name="ce22" office:value-type="string" calcext:value-type="string">
            <text:p>Note: Priority and specs for unfinished Features is subject to change at the end of each sprint at the whim of the Product Owner</text:p>
          </table:table-cell>
          <table:table-cell table:style-name="ce6" table:number-columns-repeated="2"/>
          <table:table-cell table:style-name="ce31" table:number-columns-repeated="1014"/>
        </table:table-row>
        <table:table-row table:style-name="ro3">
          <table:table-cell table:style-name="ce6" table:number-columns-repeated="7"/>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4"/>
        </table:table-row>
        <table:table-row table:style-name="ro3">
          <table:table-cell table:style-name="ce10" table:number-columns-repeated="5"/>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32" table:number-columns-repeated="1014"/>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Bonus</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3"/>
        </table:table-row>
        <table:table-row table:style-name="ro4">
          <table:table-cell table:style-name="ce14" office:value-type="string" calcext:value-type="string">
            <text:p>EXIT</text:p>
          </table:table-cell>
          <table:table-cell table:style-name="ce30" table:content-validation-name="val4" office:value-type="float" office:value="1" calcext:value-type="float">
            <text:p>1</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User</text:p>
          </table:table-cell>
          <table:table-cell table:style-name="ce60" office:value-type="string" calcext:value-type="string">
            <text:p>Exit the GUI program (File &gt; Exit)</text:p>
          </table:table-cell>
          <table:table-cell table:style-name="ce63" office:value-type="string" calcext:value-type="string">
            <text:p>Use it again another day</text:p>
          </table:table-cell>
          <table:table-cell table:style-name="ce63" office:value-type="string" calcext:value-type="string">
            <text:p>Baseline an existing project’s code for class Mainwin, main function, and Makefile from e.g., MUSS (P6 – recommended), Nim (13), or Paint (17). Pare down GUI to what’s definitely reusable. Requires Mainwin::on_quit_click.</text:p>
          </table:table-cell>
          <table:table-cell table:number-columns-repeated="1013"/>
        </table:table-row>
        <table:table-row table:style-name="ro5">
          <table:table-cell table:style-name="ce14" office:value-type="string" calcext:value-type="string">
            <text:p>DOG</text:p>
          </table:table-cell>
          <table:table-cell table:style-name="ce30" table:content-validation-name="val4" office:value-type="float" office:value="2" calcext:value-type="float">
            <text:p>2</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21" calcext:value-type="float">
            <text:p>21</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Create a new dog (Animal &gt; New)</text:p>
          </table:table-cell>
          <table:table-cell table:style-name="ce63" office:value-type="string" calcext:value-type="string">
            <text:p>Track dogs seeking good homes</text:p>
          </table:table-cell>
          <table:table-cell table:style-name="ce63" office:value-type="string" calcext:value-type="string">
            <text:p>Requires Mainwin::on_create_animal; 1 dialog; classes Animal and Dog; Shelter::add_animal and attributes; and enum classes Gender and Dog_breed</text:p>
          </table:table-cell>
          <table:table-cell table:number-columns-repeated="1013"/>
        </table:table-row>
        <table:table-row table:style-name="ro6">
          <table:table-cell table:style-name="ce14" office:value-type="string" calcext:value-type="string">
            <text:p>LANIM</text:p>
          </table:table-cell>
          <table:table-cell table:style-name="ce30" table:content-validation-name="val4" office:value-type="float" office:value="3" calcext:value-type="float">
            <text:p>3</text:p>
          </table:table-cell>
          <table:table-cell table:style-name="ce30" table:content-validation-name="val5" office:value-type="float" office:value="1" calcext:value-type="float">
            <text:p>1</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office:value-type="float" office:value="1" calcext:value-type="float">
            <text:p>1</text:p>
          </table:table-cell>
          <table:table-cell table:style-name="ce51" table:content-validation-name="val9" office:value-type="string" calcext:value-type="string">
            <text:p>Finished in Sprint 1</text:p>
          </table:table-cell>
          <table:table-cell table:style-name="ce58" table:content-validation-name="val11" office:value-type="string" calcext:value-type="string">
            <text:p>Staff</text:p>
          </table:table-cell>
          <table:table-cell table:style-name="ce60" office:value-type="string" calcext:value-type="string">
            <text:p>List animals (Animal &gt; List Available)</text:p>
          </table:table-cell>
          <table:table-cell table:style-name="ce63" office:value-type="string" calcext:value-type="string">
            <text:p>See what animals are available</text:p>
          </table:table-cell>
          <table:table-cell table:style-name="ce63" office:value-type="string" calcext:value-type="string">
            <text:p>Requires Shelter::num_animals and animal; and Mainwin::on_animals_list; probably operator&lt;&lt; for dog</text:p>
          </table:table-cell>
          <table:table-cell table:number-columns-repeated="1013"/>
        </table:table-row>
        <table:table-row table:style-name="ro6">
          <table:table-cell table:style-name="ce14" office:value-type="string" calcext:value-type="string">
            <text:p>CAT</text:p>
          </table:table-cell>
          <table:table-cell table:style-name="ce30" table:content-validation-name="val4" office:value-type="float" office:value="4" calcext:value-type="float">
            <text:p>4</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office:value-type="string" calcext:value-type="string">
            <text:p>In Work</text:p>
          </table:table-cell>
          <table:table-cell table:style-name="ce58" table:content-validation-name="val11" office:value-type="string" calcext:value-type="string">
            <text:p>Staff</text:p>
          </table:table-cell>
          <table:table-cell table:style-name="ce60" office:value-type="string" calcext:value-type="string">
            <text:p>Create and list cats as well</text:p>
          </table:table-cell>
          <table:table-cell table:style-name="ce63" office:value-type="string" calcext:value-type="string">
            <text:p>Also put cats up for adoption</text:p>
          </table:table-cell>
          <table:table-cell table:style-name="ce63" office:value-type="string" calcext:value-type="string">
            <text:p>Requires class Cat; 1 Mainwin dialog to select Dog or Cat for Animal &gt; New; and enum class Cat_breed; probably operator&lt;&lt; for Cat</text:p>
          </table:table-cell>
          <table:table-cell table:number-columns-repeated="1013"/>
        </table:table-row>
        <table:table-row table:style-name="ro6">
          <table:table-cell table:style-name="ce14" office:value-type="string" calcext:value-type="string">
            <text:p>RABBIT</text:p>
          </table:table-cell>
          <table:table-cell table:style-name="ce30" table:content-validation-name="val4" office:value-type="float" office:value="5" calcext:value-type="float">
            <text:p>5</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office:value-type="string" calcext:value-type="string">
            <text:p>In Work</text:p>
          </table:table-cell>
          <table:table-cell table:style-name="ce58" table:content-validation-name="val11" office:value-type="string" calcext:value-type="string">
            <text:p>Staff</text:p>
          </table:table-cell>
          <table:table-cell table:style-name="ce60" office:value-type="string" calcext:value-type="string">
            <text:p>Create and list rabbits as well</text:p>
          </table:table-cell>
          <table:table-cell table:style-name="ce63" office:value-type="string" calcext:value-type="string">
            <text:p>Also put rabbits up for adoption</text:p>
          </table:table-cell>
          <table:table-cell table:style-name="ce63" office:value-type="string" calcext:value-type="string">
            <text:p>Requires class Rabbit; and enum class Rabbit_breed; probably operator&lt;&lt; for Rabbit</text:p>
          </table:table-cell>
          <table:table-cell table:number-columns-repeated="1013"/>
        </table:table-row>
        <table:table-row table:style-name="ro6">
          <table:table-cell table:style-name="ce14" office:value-type="string" calcext:value-type="string">
            <text:p>CLIENT</text:p>
          </table:table-cell>
          <table:table-cell table:style-name="ce30" table:content-validation-name="val4" office:value-type="float" office:value="6" calcext:value-type="float">
            <text:p>6</text:p>
          </table:table-cell>
          <table:table-cell table:style-name="ce30" table:content-validation-name="val5" office:value-type="float" office:value="2" calcext:value-type="float">
            <text:p>2</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table:table-cell table:style-name="ce51" table:content-validation-name="val9" office:value-type="string" calcext:value-type="string">
            <text:p>In Work</text:p>
          </table:table-cell>
          <table:table-cell table:style-name="ce58" table:content-validation-name="val11" office:value-type="string" calcext:value-type="string">
            <text:p>Staff</text:p>
          </table:table-cell>
          <table:table-cell table:style-name="ce60" office:value-type="string" calcext:value-type="string">
            <text:p>Create a new client (Client &gt; New)</text:p>
          </table:table-cell>
          <table:table-cell table:style-name="ce63" office:value-type="string" calcext:value-type="string">
            <text:p>Track candidate adopters</text:p>
          </table:table-cell>
          <table:table-cell table:style-name="ce63" office:value-type="string" calcext:value-type="string">
            <text:p>Requires Mainwin::on_create_client; 1 dialog; class Client; Shelter::add_client and attributes</text:p>
          </table:table-cell>
          <table:table-cell table:number-columns-repeated="1013"/>
        </table:table-row>
        <table:table-row table:style-name="ro3">
          <table:table-cell table:style-name="ce14" office:value-type="string" calcext:value-type="string">
            <text:p>LCLIENT</text:p>
          </table:table-cell>
          <table:table-cell table:style-name="ce30" table:content-validation-name="val4" office:value-type="float" office:value="7" calcext:value-type="float">
            <text:p>7</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Default" office:value-type="string" calcext:value-type="string">
            <text:p>List clients (Client &gt; List)</text:p>
          </table:table-cell>
          <table:table-cell table:style-name="Default" office:value-type="string" calcext:value-type="string">
            <text:p>See which clients are available</text:p>
          </table:table-cell>
          <table:table-cell table:style-name="ce63" office:value-type="string" calcext:value-type="string">
            <text:p>Requires Shelter::num_clients and client; and Mainwin::on_clients_list</text:p>
          </table:table-cell>
          <table:table-cell table:number-columns-repeated="1013"/>
        </table:table-row>
        <table:table-row table:style-name="ro3">
          <table:table-cell table:style-name="ce14" office:value-type="string" calcext:value-type="string">
            <text:p>ADOPT</text:p>
          </table:table-cell>
          <table:table-cell table:style-name="ce30" table:content-validation-name="val4" office:value-type="float" office:value="8" calcext:value-type="float">
            <text:p>8</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Adopt an animal (Client &gt; Adopt Animal)</text:p>
          </table:table-cell>
          <table:table-cell table:style-name="ce63" office:value-type="string" calcext:value-type="string">
            <text:p>Adopt an animal!</text:p>
          </table:table-cell>
          <table:table-cell table:style-name="ce63" office:value-type="string" calcext:value-type="string">
            <text:p>Requires Client::adopted vector and Client::adopt method; 1 dialog</text:p>
          </table:table-cell>
          <table:table-cell table:style-name="ce33" table:number-columns-repeated="1013"/>
        </table:table-row>
        <table:table-row table:style-name="ro6">
          <table:table-cell table:style-name="ce14" office:value-type="string" calcext:value-type="string">
            <text:p>LADOPT</text:p>
          </table:table-cell>
          <table:table-cell table:style-name="ce30" table:content-validation-name="val4" office:value-type="float" office:value="9" calcext:value-type="float">
            <text:p>9</text:p>
          </table:table-cell>
          <table:table-cell table:style-name="ce30" table:content-validation-name="val5" office:value-type="float" office:value="3" calcext:value-type="float">
            <text:p>3</text:p>
          </table:table-cell>
          <table:table-cell table:style-name="ce30" table:content-validation-name="val6"/>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Staff</text:p>
          </table:table-cell>
          <table:table-cell table:style-name="ce60" office:value-type="string" calcext:value-type="string">
            <text:p>List adopted animals (Client &gt; List Adopted and Animal &gt; List Adopted)</text:p>
          </table:table-cell>
          <table:table-cell table:style-name="ce63" office:value-type="string" calcext:value-type="string">
            <text:p>See which client adopted which animal</text:p>
          </table:table-cell>
          <table:table-cell table:style-name="ce63" office:value-type="string" calcext:value-type="string">
            <text:p>Requires Client::num_adopted and animal methods; 1 dialog to select the client; Mainwin::on_list_adopted_click</text:p>
          </table:table-cell>
          <table:table-cell table:style-name="ce33" table:number-columns-repeated="1013"/>
        </table:table-row>
        <table:table-row table:style-name="ro5">
          <table:table-cell table:style-name="ce14" office:value-type="string" calcext:value-type="string">
            <text:p>SAVE</text:p>
          </table:table-cell>
          <table:table-cell table:style-name="ce30" table:content-validation-name="val4" office:value-type="float" office:value="10" calcext:value-type="float">
            <text:p>10</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13" calcext:value-type="float">
            <text:p>13</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Save the data to a default file (File &gt; Save)</text:p>
          </table:table-cell>
          <table:table-cell table:style-name="ce63" office:value-type="string" calcext:value-type="string">
            <text:p>Persist our data through the years</text:p>
          </table:table-cell>
          <table:table-cell table:style-name="ce63" office:value-type="string" calcext:value-type="string">
            <text:p>Requires Animal::save, Dog::save, Cat::save, and Rabbit::save; Shelter::save; Shelter::filename with getter and setter; and Mainwin::on_save_click</text:p>
          </table:table-cell>
          <table:table-cell table:style-name="ce33" table:number-columns-repeated="1013"/>
        </table:table-row>
        <table:table-row table:style-name="ro5">
          <table:table-cell table:style-name="ce14" office:value-type="string" calcext:value-type="string">
            <text:p>LOAD</text:p>
          </table:table-cell>
          <table:table-cell table:style-name="ce30" table:content-validation-name="val4" office:value-type="float" office:value="11" calcext:value-type="float">
            <text:p>11</text:p>
          </table:table-cell>
          <table:table-cell table:style-name="ce30" table:content-validation-name="val5" office:value-type="float" office:value="4" calcext:value-type="float">
            <text:p>4</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Manager</text:p>
          </table:table-cell>
          <table:table-cell table:style-name="ce60" office:value-type="string" calcext:value-type="string">
            <text:p>Load the data from a default file (File &gt; Open)</text:p>
          </table:table-cell>
          <table:table-cell table:style-name="ce63" office:value-type="string" calcext:value-type="string">
            <text:p>Persist our data through the years</text:p>
          </table:table-cell>
          <table:table-cell table:style-name="ce63" office:value-type="string" calcext:value-type="string">
            <text:p>Requires Animal::Animal(ist), Dog::Dog, Cat::Cat, and Rabbit::Rabbit; Shelter::Shelter; and Mainwin::on_open_click; dialog and logic for handling “dirty” data (baseline and adapt from Paint(17) if you don’t have it already)</text:p>
          </table:table-cell>
          <table:table-cell table:style-name="ce33" table:number-columns-repeated="1013"/>
        </table:table-row>
        <table:table-row table:style-name="ro3">
          <table:table-cell table:style-name="ce14" office:value-type="string" calcext:value-type="string">
            <text:p>NEW</text:p>
          </table:table-cell>
          <table:table-cell table:style-name="ce30" table:content-validation-name="val4" office:value-type="float" office:value="12" calcext:value-type="float">
            <text:p>12</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Create a new shelter (File &gt; New)</text:p>
          </table:table-cell>
          <table:table-cell table:style-name="ce63" office:value-type="string" calcext:value-type="string">
            <text:p>Open additional shelters as needed</text:p>
          </table:table-cell>
          <table:table-cell table:style-name="ce63" office:value-type="string" calcext:value-type="string">
            <text:p>Requires Mainwin::on_new_shelter_click; </text:p>
          </table:table-cell>
          <table:table-cell table:style-name="ce33" table:number-columns-repeated="1013"/>
        </table:table-row>
        <table:table-row table:style-name="ro5">
          <table:table-cell table:style-name="ce14" office:value-type="string" calcext:value-type="string">
            <text:p>SAVEF</text:p>
          </table:table-cell>
          <table:table-cell table:style-name="ce30" table:content-validation-name="val4" office:value-type="float" office:value="13" calcext:value-type="float">
            <text:p>13</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Save the data to a specified file (File &gt; Save As)</text:p>
          </table:table-cell>
          <table:table-cell table:style-name="ce63" office:value-type="string" calcext:value-type="string">
            <text:p>Backup or baseline a new shelter</text:p>
          </table:table-cell>
          <table:table-cell table:style-name="ce63" office:value-type="string" calcext:value-type="string">
            <text:p>Requires Mainwin::on_save_as_click; Shelter::set_filename; adding Gtk::FileChooserDialog (baseline from Paint(17) if you don’t have it already); set filename in Shelter</text:p>
          </table:table-cell>
          <table:table-cell table:style-name="ce33" table:number-columns-repeated="1013"/>
        </table:table-row>
        <table:table-row table:style-name="ro6">
          <table:table-cell table:style-name="ce14" office:value-type="string" calcext:value-type="string">
            <text:p>LOADF</text:p>
          </table:table-cell>
          <table:table-cell table:style-name="ce30" table:content-validation-name="val4" office:value-type="float" office:value="14" calcext:value-type="float">
            <text:p>14</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3" calcext:value-type="float">
            <text:p>3</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Load the data from a specified file (File &gt; Open)</text:p>
          </table:table-cell>
          <table:table-cell table:style-name="ce63" office:value-type="string" calcext:value-type="string">
            <text:p>Work with multiple shelters</text:p>
          </table:table-cell>
          <table:table-cell table:style-name="ce63" office:value-type="string" calcext:value-type="string">
            <text:p>Requires adding Gtk::FileChooserDialog (baseline from Paint(17) if you don’t have it already)</text:p>
          </table:table-cell>
          <table:table-cell table:style-name="ce33" table:number-columns-repeated="1013"/>
        </table:table-row>
        <table:table-row table:style-name="ro6">
          <table:table-cell table:style-name="ce14" office:value-type="string" calcext:value-type="string">
            <text:p>ABOUT</text:p>
          </table:table-cell>
          <table:table-cell table:style-name="ce30" table:content-validation-name="val4" office:value-type="float" office:value="15" calcext:value-type="float">
            <text:p>15</text:p>
          </table:table-cell>
          <table:table-cell table:style-name="ce30" table:content-validation-name="val5" office:value-type="float" office:value="5" calcext:value-type="float">
            <text:p>5</text:p>
          </table:table-cell>
          <table:table-cell table:style-name="ce30" table:content-validation-name="val6"/>
          <table:table-cell table:style-name="ce30" table:content-validation-name="val7" office:value-type="float" office:value="2" calcext:value-type="float">
            <text:p>2</text:p>
          </table:table-cell>
          <table:table-cell table:style-name="ce51" table:content-validation-name="val8"/>
          <table:table-cell table:style-name="ce51" table:content-validation-name="val9"/>
          <table:table-cell table:style-name="ce58" table:content-validation-name="val11" office:value-type="string" calcext:value-type="string">
            <text:p>Director</text:p>
          </table:table-cell>
          <table:table-cell table:style-name="ce60" office:value-type="string" calcext:value-type="string">
            <text:p>Display version and required attributions (Help &gt; About)</text:p>
          </table:table-cell>
          <table:table-cell table:style-name="ce63" office:value-type="string" calcext:value-type="string">
            <text:p>Stay legal and in control</text:p>
          </table:table-cell>
          <table:table-cell table:style-name="ce63" office:value-type="string" calcext:value-type="string">
            <text:p>Requires adding Mainwin::on_about_click with Gtk::AboutDialog. Include a properly licensed logo!</text:p>
          </table:table-cell>
          <table:table-cell table:style-name="ce33" table:number-columns-repeated="1013"/>
        </table:table-row>
        <table:table-row table:style-name="ro6">
          <table:table-cell table:style-name="ce14" office:value-type="string" calcext:value-type="string">
            <text:p>PHOTO</text:p>
          </table:table-cell>
          <table:table-cell table:style-name="ce30" table:content-validation-name="val4" office:value-type="float" office:value="16" calcext:value-type="float">
            <text:p>16</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8" calcext:value-type="float">
            <text:p>8</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See photo and information about an available animal</text:p>
          </table:table-cell>
          <table:table-cell table:style-name="ce63" office:value-type="string" calcext:value-type="string">
            <text:p>Decide if it’s right for my family</text:p>
          </table:table-cell>
          <table:table-cell table:style-name="ce63" office:value-type="string" calcext:value-type="string">
            <text:p>Requires existing animal selection dialog + 1 dialog derived from Animal &gt; New with a Gtk::Image, Mainwin::on_view_animal_click.</text:p>
          </table:table-cell>
          <table:table-cell table:style-name="ce33" table:number-columns-repeated="1013"/>
        </table:table-row>
        <table:table-row table:style-name="ro6">
          <table:table-cell table:style-name="ce20" office:value-type="string" calcext:value-type="string">
            <text:p>NANIM</text:p>
          </table:table-cell>
          <table:table-cell table:style-name="ce30" table:content-validation-name="val4" office:value-type="float" office:value="17" calcext:value-type="float">
            <text:p>17</text:p>
          </table:table-cell>
          <table:table-cell table:style-name="ce30" table:content-validation-name="val5"/>
          <table:table-cell table:style-name="ce30" table:content-validation-name="val6" office:value-type="string" calcext:value-type="string">
            <text:p>TBD</text:p>
          </table:table-cell>
          <table:table-cell table:style-name="ce30" table:content-validation-name="val7" office:value-type="float" office:value="5" calcext:value-type="float">
            <text:p>5</text:p>
          </table:table-cell>
          <table:table-cell table:style-name="ce51" table:content-validation-name="val8"/>
          <table:table-cell table:style-name="ce51" table:content-validation-name="val9"/>
          <table:table-cell table:style-name="ce58" table:content-validation-name="val11" office:value-type="string" calcext:value-type="string">
            <text:p>Client</text:p>
          </table:table-cell>
          <table:table-cell table:style-name="ce60" office:value-type="string" calcext:value-type="string">
            <text:p>Create new animals and / or clients during adoption</text:p>
          </table:table-cell>
          <table:table-cell table:style-name="ce64" office:value-type="string" calcext:value-type="string">
            <text:p>Simplify the adoption process</text:p>
          </table:table-cell>
          <table:table-cell table:style-name="ce64" office:value-type="string" calcext:value-type="string">
            <text:p>Add “New Client” button to the client selection dialog; Add “New Animal” button to the animal selection dialog; add logic to integrate smoothly</text:p>
          </table:table-cell>
          <table:table-cell table:number-columns-repeated="101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3" table:number-columns-repeated="1013"/>
        </table:table-row>
        <table:table-row table:style-name="ro3">
          <table:table-cell table:style-name="ce14"/>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3" table:number-columns-repeated="2"/>
          <table:table-cell table:style-name="ce34" table:number-columns-repeated="1013"/>
        </table:table-row>
        <table:table-row table:style-name="ro3" table:number-rows-repeated="14">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0"/>
          <table:table-cell table:style-name="ce64" table:number-columns-repeated="2"/>
          <table:table-cell table:number-columns-repeated="1013"/>
        </table:table-row>
        <table:table-row table:style-name="ro3" table:number-rows-repeated="40">
          <table:table-cell table:style-name="ce20"/>
          <table:table-cell table:style-name="ce30" table:content-validation-name="val4"/>
          <table:table-cell table:style-name="ce30" table:content-validation-name="val5"/>
          <table:table-cell table:style-name="ce30" table:content-validation-name="val6"/>
          <table:table-cell table:style-name="ce30" table:content-validation-name="val7"/>
          <table:table-cell table:style-name="ce51" table:content-validation-name="val8"/>
          <table:table-cell table:style-name="ce51" table:content-validation-name="val9"/>
          <table:table-cell table:style-name="ce58" table:content-validation-name="val11"/>
          <table:table-cell table:style-name="ce61"/>
          <table:table-cell table:style-name="ce65" table:number-columns-repeated="2"/>
          <table:table-cell table:number-columns-repeated="1013"/>
        </table:table-row>
        <table:table-row table:style-name="ro3" table:number-rows-repeated="19">
          <table:table-cell table:number-columns-repeated="8"/>
          <table:table-cell table:style-name="ce27"/>
          <table:table-cell table:number-columns-repeated="1015"/>
        </table:table-row>
        <table:table-row table:style-name="ro3" table:number-rows-repeated="1048460">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draw:object draw:notify-on-update-of-ranges="'Sprint 01 Backlog'.B7:'Sprint 01 Backlog'.B14" xlink:href="./Object 2" xlink:type="simple" xlink:show="embed" xlink:actuate="onLoad">
              <loext:p/>
            </draw:object>
            <draw:image xlink:href="./ObjectReplacements/Object 2"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9-10-29" calcext:value-type="date">
            <text:p>Oct 2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05" calcext:value-type="date">
            <text:p>Nov 0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1" calcext:value-type="float">
            <text:p>1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1" calcext:value-type="float">
            <text:p>1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1" calcext:value-type="float">
            <text:p>1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1" calcext:value-type="float">
            <text:p>1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8" calcext:value-type="float">
            <text:p>8</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EXIT</text:p>
          </table:table-cell>
          <table:table-cell table:content-validation-name="val15"/>
          <table:table-cell table:style-name="ce83" office:value-type="string" calcext:value-type="string">
            <text:p>Create Mainwin clas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main menubar</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submenu</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EXIT</text:p>
          </table:table-cell>
          <table:table-cell table:content-validation-name="val15"/>
          <table:table-cell table:content-validation-name="val16" office:value-type="string" calcext:value-type="string">
            <text:p>Create File &gt; Exit and implement on_quit_click()</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and Dog classe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Gender and Dog_breed enum classe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Shelter class</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submenu</text:p>
          </table:table-cell>
          <table:table-cell table:content-validation-name="val17" office:value-type="string" calcext:value-type="string">
            <text:p>Completed Day 5</text:p>
          </table:table-cell>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office:value-type="string" calcext:value-type="string">
            <text:p>DOG</text:p>
          </table:table-cell>
          <table:table-cell table:content-validation-name="val15"/>
          <table:table-cell table:content-validation-name="val16" office:value-type="string" calcext:value-type="string">
            <text:p>Create Animal &gt; New and implement on_new_animal_click()</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Animal &gt; List Available and implement on_list_animals_click()</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office:value-type="string" calcext:value-type="string">
            <text:p>LANIM</text:p>
          </table:table-cell>
          <table:table-cell table:content-validation-name="val15"/>
          <table:table-cell table:content-validation-name="val16" office:value-type="string" calcext:value-type="string">
            <text:p>Create operator&lt;&lt; for Dog class</text:p>
          </table:table-cell>
          <table:table-cell table:content-validation-name="val17" office:value-type="string" calcext:value-type="string">
            <text:p>Completed Day 6</text:p>
          </table:table-cell>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2 Backlog" table:style-name="ta2">
        <table:shapes>
          <draw:frame draw:z-index="0" draw:style-name="gr1" draw:text-style-name="P1" svg:width="295.37pt" svg:height="146.07pt" svg:x="321.76pt" svg:y="35.09pt">
            <draw:object draw:notify-on-update-of-ranges="'Sprint 02 Backlog'.B7:'Sprint 02 Backlog'.B14" xlink:href="./Object 1" xlink:type="simple" xlink:show="embed" xlink:actuate="onLoad">
              <loext:p/>
            </draw:object>
            <draw:image xlink:href="./ObjectReplacements/Object 1"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1 Backlog'.B1]+1"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1 Backlog'.B3]" office:value-type="date" office:date-value="2019-11-05" calcext:value-type="date">
            <text:p>Nov 05</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2" calcext:value-type="date">
            <text:p>Nov 1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1" calcext:value-type="float">
            <text:p>1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1" calcext:value-type="float">
            <text:p>1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1" calcext:value-type="float">
            <text:p>1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1" calcext:value-type="float">
            <text:p>1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1" calcext:value-type="float">
            <text:p>1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1" calcext:value-type="float">
            <text:p>1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1" calcext:value-type="float">
            <text:p>1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1" calcext:value-type="float">
            <text:p>1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office:value-type="string" calcext:value-type="string">
            <text:p>CAT</text:p>
          </table:table-cell>
          <table:table-cell table:content-validation-name="val15"/>
          <table:table-cell table:style-name="ce83" office:value-type="string" calcext:value-type="string">
            <text:p>Create Cat class</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Cat_breed enum class</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Modify on_new_animal_click() to prompt for Dog or Cat firs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office:value-type="string" calcext:value-type="string">
            <text:p>CAT</text:p>
          </table:table-cell>
          <table:table-cell table:content-validation-name="val15"/>
          <table:table-cell table:content-validation-name="val16" office:value-type="string" calcext:value-type="string">
            <text:p>Create operator&lt;&lt; for Cat class</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 class</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e Rabbit_breed enum class</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office:value-type="string" calcext:value-type="string">
            <text:p>RABBIT</text:p>
          </table:table-cell>
          <table:table-cell table:content-validation-name="val15"/>
          <table:table-cell table:content-validation-name="val16" office:value-type="string" calcext:value-type="string">
            <text:p>Creat operator&lt;&lt; for Rabbit class</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class</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Add Shelter::add_client and attributes</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submenu</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office:value-type="string" calcext:value-type="string">
            <text:p>CLIENT</text:p>
          </table:table-cell>
          <table:table-cell table:content-validation-name="val15"/>
          <table:table-cell table:content-validation-name="val16" office:value-type="string" calcext:value-type="string">
            <text:p>Create Client &gt; New and implement on_new_client_click() using 1 dialog</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3 Backlog" table:style-name="ta2">
        <table:shapes>
          <draw:frame draw:z-index="0" draw:style-name="gr1" draw:text-style-name="P1" svg:width="295.37pt" svg:height="146.07pt" svg:x="321.76pt" svg:y="35.09pt">
            <draw:object draw:notify-on-update-of-ranges="'Sprint 03 Backlog'.B7:'Sprint 03 Backlog'.B14" xlink:href="./Object 3" xlink:type="simple" xlink:show="embed" xlink:actuate="onLoad">
              <loext:p/>
            </draw:object>
            <draw:image xlink:href="./ObjectReplacements/Object 3"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2 Backlog'.B1]+1"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2 Backlog'.B2]+7" office:value-type="date" office:date-value="2019-11-12" calcext:value-type="date">
            <text:p>Nov 1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19" calcext:value-type="date">
            <text:p>Nov 1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4 Backlog" table:style-name="ta2">
        <table:shapes>
          <draw:frame draw:z-index="0" draw:style-name="gr1" draw:text-style-name="P1" svg:width="295.37pt" svg:height="146.07pt" svg:x="321.76pt" svg:y="35.09pt">
            <draw:object draw:notify-on-update-of-ranges="'Sprint 04 Backlog'.B7:'Sprint 04 Backlog'.B14" xlink:href="./Object 4" xlink:type="simple" xlink:show="embed" xlink:actuate="onLoad">
              <loext:p/>
            </draw:object>
            <draw:image xlink:href="./ObjectReplacements/Object 4"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3 Backlog'.B1]+1" office:value-type="float" office:value="4" calcext:value-type="float">
            <text:p>4</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3 Backlog'.B2]+7" office:value-type="date" office:date-value="2019-11-19" calcext:value-type="date">
            <text:p>Nov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1-26" calcext:value-type="date">
            <text:p>Nov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table table:name="Sprint 05 Backlog" table:style-name="ta2">
        <table:shapes>
          <draw:frame draw:z-index="0" draw:style-name="gr1" draw:text-style-name="P1" svg:width="295.37pt" svg:height="146.07pt" svg:x="321.76pt" svg:y="35.09pt">
            <draw:object draw:notify-on-update-of-ranges="'Sprint 05 Backlog'.B7:'Sprint 05 Backlog'.B14" xlink:href="./Object 5" xlink:type="simple" xlink:show="embed" xlink:actuate="onLoad">
              <loext:p/>
            </draw:object>
            <draw:image xlink:href="./ObjectReplacements/Object 5" xlink:type="simple" xlink:show="embed" xlink:actuate="onLoad"/>
          </draw:frame>
        </table:shapes>
        <table:table-column table:style-name="co13" table:default-cell-style-name="Default"/>
        <table:table-column table:style-name="co12" table:default-cell-style-name="ce82"/>
        <table:table-column table:style-name="co14" table:default-cell-style-name="ce78"/>
        <table:table-column table:style-name="co15" table:default-cell-style-name="ce82"/>
        <table:table-column table:style-name="co7" table:default-cell-style-name="ce45"/>
        <table:table-column table:style-name="co15" table:default-cell-style-name="Default"/>
        <table:table-column table:style-name="co12" table:number-columns-repeated="1016" table:default-cell-style-name="Default"/>
        <table:table-row table:style-name="ro1">
          <table:table-cell table:style-name="ce35" office:value-type="string" calcext:value-type="string">
            <text:p>Sprint #</text:p>
          </table:table-cell>
          <table:table-cell table:style-name="ce35" table:formula="of:=[$'Sprint 04 Backlog'.B1]+1" office:value-type="float" office:value="5" calcext:value-type="float">
            <text:p>5</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table:formula="of:=[$'Sprint 04 Backlog'.B2]+7" office:value-type="date" office:date-value="2019-11-26" calcext:value-type="date">
            <text:p>Nov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table:formula="of:=[.B2]+7" office:value-type="date" office:date-value="2019-12-03" calcext:value-type="date">
            <text:p>Dec 0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3" office:value-type="float" office:value="1" calcext:value-type="float">
            <text:p>1</text:p>
          </table:table-cell>
          <table:table-cell table:content-validation-name="val14"/>
          <table:table-cell table:content-validation-name="val15"/>
          <table:table-cell table:style-name="ce44" office:value-type="string" calcext:value-type="string">
            <text:p>--&gt; Add tasks to complete each feature for this sprint</text:p>
          </table:table-cell>
          <table:table-cell table:content-validation-name="val17"/>
          <table:table-cell table:content-validation-name="val18"/>
          <table:table-cell table:number-columns-repeated="1016"/>
        </table:table-row>
        <table:table-row table:style-name="ro3">
          <table:table-cell table:content-validation-name="val13" office:value-type="float" office:value="2" calcext:value-type="float">
            <text:p>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 calcext:value-type="float">
            <text:p>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 calcext:value-type="float">
            <text:p>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 calcext:value-type="float">
            <text:p>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 calcext:value-type="float">
            <text:p>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 calcext:value-type="float">
            <text:p>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 calcext:value-type="float">
            <text:p>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9" calcext:value-type="float">
            <text:p>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0" calcext:value-type="float">
            <text:p>1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1" calcext:value-type="float">
            <text:p>1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2" calcext:value-type="float">
            <text:p>1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3" calcext:value-type="float">
            <text:p>1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4" calcext:value-type="float">
            <text:p>1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5" calcext:value-type="float">
            <text:p>1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6" calcext:value-type="float">
            <text:p>1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7" calcext:value-type="float">
            <text:p>1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8" calcext:value-type="float">
            <text:p>1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19" calcext:value-type="float">
            <text:p>1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0" calcext:value-type="float">
            <text:p>2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1" calcext:value-type="float">
            <text:p>2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2" calcext:value-type="float">
            <text:p>2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3" calcext:value-type="float">
            <text:p>2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4" calcext:value-type="float">
            <text:p>2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5" calcext:value-type="float">
            <text:p>2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6" calcext:value-type="float">
            <text:p>2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7" calcext:value-type="float">
            <text:p>2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8" calcext:value-type="float">
            <text:p>2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29" calcext:value-type="float">
            <text:p>2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0" calcext:value-type="float">
            <text:p>3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1" calcext:value-type="float">
            <text:p>3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2" calcext:value-type="float">
            <text:p>3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3" calcext:value-type="float">
            <text:p>3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4" calcext:value-type="float">
            <text:p>3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5" calcext:value-type="float">
            <text:p>3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6" calcext:value-type="float">
            <text:p>3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7" calcext:value-type="float">
            <text:p>3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8" calcext:value-type="float">
            <text:p>3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39" calcext:value-type="float">
            <text:p>3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0" calcext:value-type="float">
            <text:p>4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1" calcext:value-type="float">
            <text:p>4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2" calcext:value-type="float">
            <text:p>4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3" calcext:value-type="float">
            <text:p>4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4" calcext:value-type="float">
            <text:p>4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5" calcext:value-type="float">
            <text:p>4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6" calcext:value-type="float">
            <text:p>4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7" calcext:value-type="float">
            <text:p>4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8" calcext:value-type="float">
            <text:p>4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49" calcext:value-type="float">
            <text:p>4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0" calcext:value-type="float">
            <text:p>5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1" calcext:value-type="float">
            <text:p>5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2" calcext:value-type="float">
            <text:p>5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3" calcext:value-type="float">
            <text:p>5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4" calcext:value-type="float">
            <text:p>5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5" calcext:value-type="float">
            <text:p>5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6" calcext:value-type="float">
            <text:p>5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7" calcext:value-type="float">
            <text:p>5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8" calcext:value-type="float">
            <text:p>5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59" calcext:value-type="float">
            <text:p>5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0" calcext:value-type="float">
            <text:p>6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1" calcext:value-type="float">
            <text:p>6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2" calcext:value-type="float">
            <text:p>6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3" calcext:value-type="float">
            <text:p>6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4" calcext:value-type="float">
            <text:p>6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5" calcext:value-type="float">
            <text:p>6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6" calcext:value-type="float">
            <text:p>6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7" calcext:value-type="float">
            <text:p>6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8" calcext:value-type="float">
            <text:p>6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69" calcext:value-type="float">
            <text:p>6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0" calcext:value-type="float">
            <text:p>7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1" calcext:value-type="float">
            <text:p>7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2" calcext:value-type="float">
            <text:p>7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3" calcext:value-type="float">
            <text:p>7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4" calcext:value-type="float">
            <text:p>7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5" calcext:value-type="float">
            <text:p>75</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6" calcext:value-type="float">
            <text:p>76</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7" calcext:value-type="float">
            <text:p>77</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8" calcext:value-type="float">
            <text:p>78</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79" calcext:value-type="float">
            <text:p>79</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0" calcext:value-type="float">
            <text:p>80</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1" calcext:value-type="float">
            <text:p>81</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2" calcext:value-type="float">
            <text:p>82</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3" calcext:value-type="float">
            <text:p>83</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row table:style-name="ro3">
          <table:table-cell table:content-validation-name="val13" office:value-type="float" office:value="84" calcext:value-type="float">
            <text:p>84</text:p>
          </table:table-cell>
          <table:table-cell table:content-validation-name="val14"/>
          <table:table-cell table:content-validation-name="val15"/>
          <table:table-cell table:content-validation-name="val16"/>
          <table:table-cell table:content-validation-name="val17"/>
          <table:table-cell table:content-validation-name="val18"/>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7">00/00/0000</text:date>, <text:time style:data-style-name="N2" text:time-value="16:24:14.06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1-07T16:40:11.480000000</dc:date>
    <meta:editing-duration>P1DT1H7M51S</meta:editing-duration>
    <meta:editing-cycles>157</meta:editing-cycles>
    <meta:generator>LibreOffice/6.1.3.2$Windows_X86_64 LibreOffice_project/86daf60bf00efa86ad547e59e09d6bb77c699acb</meta:generator>
    <meta:document-statistic meta:table-count="6" meta:cell-count="883"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2 Backlog'.B7:'Sprint 02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2 Backlog'.B7:'Sprint 02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11">
                <text:p>11</text:p>
              </table:table-cell>
            </table:table-row>
            <table:table-row>
              <table:table-cell office:value-type="string">
                <text:p>7</text:p>
              </table:table-cell>
              <table:table-cell office:value-type="float" office:value="11">
                <text:p>11</text:p>
              </table:table-cell>
            </table:table-row>
            <table:table-row>
              <table:table-cell office:value-type="string">
                <text:p>8</text:p>
              </table:table-cell>
              <table:table-cell office:value-type="float" office:value="11">
                <text:p>1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8cm" svg:y="0.239cm" chart:style-name="ch2">
          <text:p>Sprint Burn Chart</text:p>
        </chart:title>
        <chart:plot-area chart:style-name="ch3" table:cell-range-address="'Sprint 01 Backlog'.B7:'Sprint 01 Backlog'.B14" svg:x="1.202cm" svg:y="1.147cm" svg:width="9.011cm" svg:height="2.94cm">
          <chartooo:coordinate-region svg:x="1.647cm" svg:y="1.342cm" svg:width="8.273cm" svg:height="2.106cm"/>
          <chart:axis chart:dimension="x" chart:name="primary-x" chart:style-name="ch4">
            <chart:title svg:x="5.288cm" svg:y="4.191cm" chart:style-name="ch5">
              <text:p>Days</text:p>
            </chart:title>
          </chart:axis>
          <chart:axis chart:dimension="y" chart:name="primary-y" chart:style-name="ch4">
            <chart:title svg:x="0.451cm" svg:y="3.098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1">
                <text:p>11</text:p>
                <draw:g>
                  <svg:desc>'Sprint 01 Backlog'.B7:'Sprint 01 Backlog'.B14</svg:desc>
                </draw:g>
              </table:table-cell>
            </table:table-row>
            <table:table-row>
              <table:table-cell office:value-type="string">
                <text:p>2</text:p>
              </table:table-cell>
              <table:table-cell office:value-type="float" office:value="11">
                <text:p>11</text:p>
              </table:table-cell>
            </table:table-row>
            <table:table-row>
              <table:table-cell office:value-type="string">
                <text:p>3</text:p>
              </table:table-cell>
              <table:table-cell office:value-type="float" office:value="11">
                <text:p>11</text:p>
              </table:table-cell>
            </table:table-row>
            <table:table-row>
              <table:table-cell office:value-type="string">
                <text:p>4</text:p>
              </table:table-cell>
              <table:table-cell office:value-type="float" office:value="11">
                <text:p>11</text:p>
              </table:table-cell>
            </table:table-row>
            <table:table-row>
              <table:table-cell office:value-type="string">
                <text:p>5</text:p>
              </table:table-cell>
              <table:table-cell office:value-type="float" office:value="11">
                <text:p>11</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6.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24cm" svg:y="0.295cm" chart:style-name="ch2">
          <text:p>Product Backlog Burn Chart</text:p>
        </chart:title>
        <chart:plot-area chart:style-name="ch3" table:cell-range-address="'Product Backlog'.A12:'Product Backlog'.B17" svg:x="0.677cm" svg:y="1.094cm" svg:width="14.894cm" svg:height="5.895cm">
          <chartooo:coordinate-region svg:x="1.316cm" svg:y="1.289cm" svg:width="14.156cm" svg:height="5.061cm"/>
          <chart:axis chart:dimension="x" chart:name="primary-x" chart:style-name="ch4">
            <chart:title svg:x="7.573cm" svg:y="7.149cm" chart:style-name="ch5">
              <text:p>Sprints</text:p>
            </chart:title>
          </chart:axis>
          <chart:axis chart:dimension="y" chart:name="primary-y" chart:style-name="ch6">
            <chart:title svg:x="0.001cm" svg:y="6.647cm" chart:style-name="ch7">
              <text:p>Features Remaining at end of Sprint</text:p>
            </chart:title>
            <chart:grid chart:style-name="ch8" chart:class="major"/>
          </chart:axis>
          <chart:series chart:style-name="ch9" chart:values-cell-range-address="'Product Backlog'.B12:'Product Backlog'.B17" chart:class="chart:scatter">
            <chart:domain table:cell-range-address="'Product Backlog'.A12:'Product Backlog'.A1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7</svg:desc>
                </draw:g>
              </table:table-cell>
              <table:table-cell office:value-type="float" office:value="17">
                <text:p>17</text:p>
                <draw:g>
                  <svg:desc>'Product Backlog'.B12:'Product Backlog'.B17</svg:desc>
                </draw:g>
              </table:table-cell>
            </table:table-row>
            <table:table-row>
              <table:table-cell office:value-type="string">
                <text:p>2</text:p>
              </table:table-cell>
              <table:table-cell office:value-type="float" office:value="1">
                <text:p>1</text:p>
              </table:table-cell>
              <table:table-cell office:value-type="float" office:value="14">
                <text:p>14</text:p>
              </table:table-cell>
            </table:table-row>
            <table:table-row>
              <table:table-cell office:value-type="string">
                <text:p>3</text:p>
              </table:table-cell>
              <table:table-cell office:value-type="float" office:value="2">
                <text:p>2</text:p>
              </table:table-cell>
              <table:table-cell office:value-type="float" office:value="14">
                <text:p>14</text:p>
              </table:table-cell>
            </table:table-row>
            <table:table-row>
              <table:table-cell office:value-type="string">
                <text:p>4</text:p>
              </table:table-cell>
              <table:table-cell office:value-type="float" office:value="3">
                <text:p>3</text:p>
              </table:table-cell>
              <table:table-cell office:value-type="float" office:value="14">
                <text:p>14</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4">
                <text:p>1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